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3465A4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automatic" fo:background-color="#DEE6EF" style:repeat-content="false"/>
      <style:paragraph-properties fo:text-align="center"/>
    </style:style>
    <style:style style:name="ce4" style:family="table-cell" style:parent-style-name="Default" style:data-style-name="N30">
      <style:table-cell-properties fo:background-color="#DEE6EF"/>
    </style:style>
    <style:style style:name="co1" style:family="table-column">
      <style:table-column-properties fo:break-before="auto" style:column-width="3.34433333333333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Línea de negocio</text:p>
          </table:table-cell>
          <table:table-cell office:value-type="string" table:style-name="ce2">
            <text:p>Tipo de moneda</text:p>
          </table:table-cell>
          <table:table-cell office:value-type="string" table:style-name="ce2">
            <text:p>Activos</text:p>
          </table:table-cell>
          <table:table-cell office:value-type="string" table:style-name="ce2">
            <text:p>Pasivos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OP</text:p>
          </table:table-cell>
          <table:table-cell office:value-type="float" office:value="1500000000" table:style-name="ce4">
            <text:p>1500000000</text:p>
          </table:table-cell>
          <table:table-cell office:value-type="float" office:value="14981250" table:style-name="ce4">
            <text:p>149812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EUR</text:p>
          </table:table-cell>
          <table:table-cell office:value-type="float" office:value="25700" table:style-name="ce4">
            <text:p>25700</text:p>
          </table:table-cell>
          <table:table-cell office:value-type="float" office:value="6950" table:style-name="ce4">
            <text:p>69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AD</text:p>
          </table:table-cell>
          <table:table-cell office:value-type="float" office:value="37450" table:style-name="ce4">
            <text:p>37450</text:p>
          </table:table-cell>
          <table:table-cell office:value-type="float" office:value="18700" table:style-name="ce4">
            <text:p>1870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OP</text:p>
          </table:table-cell>
          <table:table-cell office:value-type="float" office:value="36980000" table:style-name="ce4">
            <text:p>36980000</text:p>
          </table:table-cell>
          <table:table-cell office:value-type="float" office:value="3691250" table:style-name="ce4">
            <text:p>36912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JPY</text:p>
          </table:table-cell>
          <table:table-cell office:value-type="float" office:value="265000" table:style-name="ce4">
            <text:p>265000</text:p>
          </table:table-cell>
          <table:table-cell office:value-type="float" office:value="246250" table:style-name="ce4">
            <text:p>2462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OP</text:p>
          </table:table-cell>
          <table:table-cell office:value-type="float" office:value="105250000" table:style-name="ce4">
            <text:p>105250000</text:p>
          </table:table-cell>
          <table:table-cell office:value-type="float" office:value="105231250" table:style-name="ce4">
            <text:p>1052312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AD</text:p>
          </table:table-cell>
          <table:table-cell office:value-type="float" office:value="36500" table:style-name="ce4">
            <text:p>36500</text:p>
          </table:table-cell>
          <table:table-cell office:value-type="float" office:value="17750" table:style-name="ce4">
            <text:p>177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OP</text:p>
          </table:table-cell>
          <table:table-cell office:value-type="float" office:value="17950000" table:style-name="ce4">
            <text:p>17950000</text:p>
          </table:table-cell>
          <table:table-cell office:value-type="float" office:value="17931250" table:style-name="ce4">
            <text:p>179312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HF</text:p>
          </table:table-cell>
          <table:table-cell office:value-type="float" office:value="372000" table:style-name="ce4">
            <text:p>372000</text:p>
          </table:table-cell>
          <table:table-cell office:value-type="float" office:value="353250" table:style-name="ce4">
            <text:p>3532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EUR</text:p>
          </table:table-cell>
          <table:table-cell office:value-type="float" office:value="31600" table:style-name="ce4">
            <text:p>31600</text:p>
          </table:table-cell>
          <table:table-cell office:value-type="float" office:value="12850" table:style-name="ce4">
            <text:p>128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OP</text:p>
          </table:table-cell>
          <table:table-cell office:value-type="float" office:value="12650500" table:style-name="ce4">
            <text:p>12650500</text:p>
          </table:table-cell>
          <table:table-cell office:value-type="float" office:value="12631750" table:style-name="ce4">
            <text:p>126317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AD</text:p>
          </table:table-cell>
          <table:table-cell office:value-type="float" office:value="15600" table:style-name="ce4">
            <text:p>15600</text:p>
          </table:table-cell>
          <table:table-cell office:value-type="float" office:value="2500" table:style-name="ce4">
            <text:p>250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AD</text:p>
          </table:table-cell>
          <table:table-cell office:value-type="float" office:value="36800" table:style-name="ce4">
            <text:p>36800</text:p>
          </table:table-cell>
          <table:table-cell office:value-type="float" office:value="18050" table:style-name="ce4">
            <text:p>180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EUR</text:p>
          </table:table-cell>
          <table:table-cell office:value-type="float" office:value="12500" table:style-name="ce4">
            <text:p>12500</text:p>
          </table:table-cell>
          <table:table-cell office:value-type="float" office:value="3600" table:style-name="ce4">
            <text:p>360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GBP</text:p>
          </table:table-cell>
          <table:table-cell office:value-type="float" office:value="425000" table:style-name="ce4">
            <text:p>425000</text:p>
          </table:table-cell>
          <table:table-cell office:value-type="float" office:value="406250" table:style-name="ce4">
            <text:p>4062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OP</text:p>
          </table:table-cell>
          <table:table-cell office:value-type="float" office:value="12365000" table:style-name="ce4">
            <text:p>12365000</text:p>
          </table:table-cell>
          <table:table-cell office:value-type="float" office:value="1236250" table:style-name="ce4">
            <text:p>12362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EUR</text:p>
          </table:table-cell>
          <table:table-cell office:value-type="float" office:value="12500" table:style-name="ce4">
            <text:p>12500</text:p>
          </table:table-cell>
          <table:table-cell office:value-type="float" office:value="6250" table:style-name="ce4">
            <text:p>62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OP</text:p>
          </table:table-cell>
          <table:table-cell office:value-type="float" office:value="25800700" table:style-name="ce4">
            <text:p>25800700</text:p>
          </table:table-cell>
          <table:table-cell office:value-type="float" office:value="25781950" table:style-name="ce4">
            <text:p>2578195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CAD</text:p>
          </table:table-cell>
          <table:table-cell office:value-type="float" office:value="41000" table:style-name="ce4">
            <text:p>41000</text:p>
          </table:table-cell>
          <table:table-cell office:value-type="float" office:value="22250" table:style-name="ce4">
            <text:p>22250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oberto Pichardo Mier</meta:initial-creator>
    <dc:creator>Roberto Pichardo Mier</dc:creator>
    <meta:creation-date>2024-03-11T14:50:22Z</meta:creation-date>
    <dc:date>2024-03-11T21:48:15Z</dc:date>
    <meta:editing-cycles>1</meta:editing-cycles>
    <meta:editing-duration>PT1698S</meta:editing-duration>
  </office:meta>
</office:document-meta>
</file>